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" style:family="text">
      <style:text-properties fo:font-size="13.00pt" fo:font-weight="normal" fo:font-family="'Arial MT'" style:font-family-asian="'Arial MT'" style:font-family-complex="'Arial MT'" fo:background-color="transparent" style:use-window-font-color="true"/>
    </style:style>
    <style:style style:name="T26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8" style:family="text">
      <style:text-properties fo:font-size="13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3.00pt" fo:font-weight="normal" fo:font-family="'Segoe UI Symbol'" style:font-family-asian="'Segoe UI Symbol'" style:font-family-complex="'Segoe UI Symbol'" fo:background-color="transparent" style:use-window-font-color="true"/>
    </style:style>
    <style:style style:name="T53" style:family="text">
      <style:text-properties fo:font-size="13.00pt" fo:font-weight="normal" fo:font-family="Cambria" style:font-family-asian="Cambria" style:font-family-complex="Cambria" fo:background-color="transparent" style:use-window-font-color="true"/>
    </style:style>
    <style:style style:name="T5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5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5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5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5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5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6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7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8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9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0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1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3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4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41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9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3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4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5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9" style:family="text">
      <style:text-properties fo:font-size="13.00pt" fo:font-weight="normal" fo:font-family="'Arial MT'" style:font-family-asian="'Arial MT'" style:font-family-complex="'Arial MT'" fo:background-color="transparent" style:use-window-font-color="true"/>
    </style:style>
    <style:style style:name="T260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61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6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6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6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6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6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6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6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9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9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9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9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9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95" style:family="text">
      <style:text-properties fo:font-size="13.00pt" fo:font-weight="normal" fo:font-family="'Arial MT'" style:font-family-asian="'Arial MT'" style:font-family-complex="'Arial MT'" fo:background-color="transparent" style:use-window-font-color="true"/>
    </style:style>
    <style:style style:name="T296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98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99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0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0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0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0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0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0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0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0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0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0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3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3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top="1.85pt"/>
    </style:style>
    <style:style style:name="P5" style:family="paragraph">
      <style:paragraph-properties fo:line-height="100.00%" fo:text-align="justify" fo:margin-top="0.05pt"/>
    </style:style>
    <style:style style:name="P6" style:family="paragraph">
      <style:paragraph-properties fo:line-height="100.00%" fo:text-align="left" fo:margin-top="4.45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right="110.65pt" fo:margin-top="14.25pt"/>
    </style:style>
    <style:style style:name="P9" style:family="paragraph">
      <style:paragraph-properties fo:line-height="100.00%" fo:text-align="left" fo:margin-top="1.80pt"/>
    </style:style>
    <style:style style:name="P10" style:family="paragraph">
      <style:paragraph-properties fo:line-height="100.00%" fo:text-align="left" fo:margin-right="304.50pt"/>
    </style:style>
    <style:style style:name="P11" style:family="paragraph">
      <style:paragraph-properties fo:line-height="100.00%" fo:text-align="left" fo:margin-left="3.05pt" fo:text-indent="0.00pt"/>
    </style:style>
    <style:style style:name="P12" style:family="paragraph">
      <style:paragraph-properties fo:line-height="100.00%" fo:text-align="left" fo:margin-top="0.7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0.05pt" fo:text-indent="0.05pt">
        <style:tab-stops>
          <style:tab-stop style:position="0.00pt"/>
        </style:tab-stops>
      </style:paragraph-properties>
    </style:style>
    <style:style style:name="P14" style:family="paragraph">
      <style:paragraph-properties fo:line-height="100.00%" fo:text-align="left" fo:margin-top="3.8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0.05pt" fo:text-indent="0.05pt">
        <style:tab-stops>
          <style:tab-stop style:position="0.00pt"/>
        </style:tab-stops>
      </style:paragraph-properties>
    </style:style>
    <style:style style:name="P16" style:family="paragraph">
      <style:paragraph-properties fo:line-height="100.00%" fo:text-align="left" fo:margin-top="3.8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0.05pt" fo:text-indent="0.05pt">
        <style:tab-stops>
          <style:tab-stop style:position="0.00pt"/>
        </style:tab-stops>
      </style:paragraph-properties>
    </style:style>
    <style:style style:name="P18" style:family="paragraph">
      <style:paragraph-properties fo:line-height="100.00%" fo:text-align="left" fo:margin-top="3.8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0.05pt" fo:text-indent="0.05pt">
        <style:tab-stops>
          <style:tab-stop style:position="0.0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top="4.00pt"/>
    </style:style>
    <style:style style:name="P22" style:family="paragraph">
      <style:paragraph-properties fo:line-height="100.00%" fo:text-align="left" fo:margin-top="14.25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right="31.60pt" fo:margin-top="12.00pt">
        <style:tab-stops>
          <style:tab-stop style:position="0.00pt"/>
        </style:tab-stops>
      </style:paragraph-properties>
    </style:style>
    <style:style style:name="P24" style:family="paragraph">
      <style:paragraph-properties fo:line-height="100.00%" fo:text-align="left" fo:margin-top="1.85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0.05pt" fo:text-indent="0.05pt">
        <style:tab-stops>
          <style:tab-stop style:position="0.00pt"/>
        </style:tab-stops>
      </style:paragraph-properties>
    </style:style>
    <style:style style:name="P26" style:family="paragraph">
      <style:paragraph-properties fo:line-height="100.00%" fo:text-align="left" fo:margin-top="3.8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right="36.70pt">
        <style:tab-stops>
          <style:tab-stop style:position="0.00pt"/>
        </style:tab-stops>
      </style:paragraph-properties>
    </style:style>
    <style:style style:name="P28" style:family="paragraph">
      <style:paragraph-properties fo:line-height="100.00%" fo:text-align="left" fo:margin-top="1.9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right="9.65pt">
        <style:tab-stops>
          <style:tab-stop style:position="0.00pt"/>
        </style:tab-stops>
      </style:paragraph-properties>
    </style:style>
    <style:style style:name="P30" style:family="paragraph">
      <style:paragraph-properties fo:line-height="100.00%" fo:text-align="left" fo:margin-top="1.9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right="30.65pt">
        <style:tab-stops>
          <style:tab-stop style:position="0.00pt"/>
        </style:tab-stops>
      </style:paragraph-properties>
    </style:style>
    <style:style style:name="P32" style:family="paragraph">
      <style:paragraph-properties fo:line-height="100.00%" fo:text-align="left" fo:margin-top="2.6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18.30pt" fo:text-indent="-18.30pt" fo:margin-top="14.25pt">
        <style:tab-stops>
          <style:tab-stop style:position="0.00pt"/>
        </style:tab-stops>
      </style:paragraph-properties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18.30pt" fo:text-indent="-18.30pt">
        <style:tab-stops>
          <style:tab-stop style:position="0.00pt"/>
        </style:tab-stops>
      </style:paragraph-properties>
    </style:style>
    <style:style style:name="P37" style:family="paragraph">
      <style:paragraph-properties fo:line-height="100.00%" fo:text-align="left"/>
    </style:style>
    <text:list-style style:name="L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left="18.30pt" fo:text-indent="-18.30pt">
        <style:tab-stops>
          <style:tab-stop style:position="0.00pt"/>
        </style:tab-stops>
      </style:paragraph-properties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 fo:margin-left="18.30pt" fo:text-indent="-18.30pt">
        <style:tab-stops>
          <style:tab-stop style:position="0.00pt"/>
        </style:tab-stops>
      </style:paragraph-properties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 fo:margin-left="18.30pt" fo:text-indent="-18.30pt">
        <style:tab-stops>
          <style:tab-stop style:position="0.00pt"/>
        </style:tab-stops>
      </style:paragraph-properties>
    </style:style>
    <style:style style:name="P43" style:family="paragraph">
      <style:paragraph-properties fo:line-height="100.00%" fo:text-align="left"/>
    </style:style>
    <text:list-style style:name="L4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left" fo:margin-left="18.30pt" fo:text-indent="-18.30pt">
        <style:tab-stops>
          <style:tab-stop style:position="0.00pt"/>
        </style:tab-stops>
      </style:paragraph-properties>
    </style:style>
    <style:style style:name="P45" style:family="paragraph">
      <style:paragraph-properties fo:line-height="100.00%" fo:text-align="left" fo:margin-top="4.10pt"/>
    </style:style>
    <style:style style:name="P46" style:family="paragraph">
      <style:paragraph-properties fo:line-height="100.00%" fo:text-align="left" fo:margin-top="0.05pt"/>
    </style:style>
    <text:list-style style:name="L4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left="-0.05pt" fo:text-indent="0.05pt" fo:margin-top="14.20pt">
        <style:tab-stops>
          <style:tab-stop style:position="0.00pt"/>
        </style:tab-stops>
      </style:paragraph-properties>
    </style:style>
    <style:style style:name="P48" style:family="paragraph">
      <style:paragraph-properties fo:line-height="100.00%" fo:text-align="left" fo:margin-left="35.95pt" fo:text-indent="-17.95p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 fo:margin-left="-0.05pt" fo:text-indent="0.05pt" fo:margin-top="4.00pt">
        <style:tab-stops>
          <style:tab-stop style:position="0.00pt"/>
        </style:tab-stops>
      </style:paragraph-properties>
    </style:style>
    <style:style style:name="P50" style:family="paragraph">
      <style:paragraph-properties fo:line-height="100.00%" fo:text-align="left" fo:margin-top="3.75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 fo:margin-left="-0.05pt" fo:text-indent="0.05pt" fo:margin-top="0.05pt">
        <style:tab-stops>
          <style:tab-stop style:position="0.00pt"/>
        </style:tab-stops>
      </style:paragraph-properties>
    </style:style>
    <style:style style:name="P52" style:family="paragraph">
      <style:paragraph-properties fo:line-height="100.00%" fo:text-align="left" fo:margin-top="3.75pt"/>
    </style:style>
    <text:list-style style:name="L5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3" style:family="paragraph">
      <style:paragraph-properties fo:line-height="100.00%" fo:text-align="left" fo:margin-left="-0.05pt" fo:text-indent="0.05pt">
        <style:tab-stops>
          <style:tab-stop style:position="0.00pt"/>
        </style:tab-stops>
      </style:paragraph-properties>
    </style:style>
  </office:automatic-styles>
  <office:body>
    <office:text>
      <text:p text:style-name="P1"><text:span text:style-name="T1"><text:tab/><text:tab/><text:tab/><text:tab/><text:tab/><text:tab/><text:tab/><text:tab/><text:tab/><text:tab/></text:span></text:p>
      <text:p text:style-name="P2"><draw:frame text:anchor-type="as-char" svg:width="31.43mm" svg:height="22.15mm" style:rel-width="scale" style:rel-height="scale"><draw:object-ole xlink:href="OleObj1"/><draw:image xlink:href="ObjectReplacements/OleObj1"/></draw:frame><text:span text:style-name="T3"/></text:p>
      <text:p text:style-name="P3"><text:span text:style-name="T3"/></text:p>
      <text:p text:style-name="P4"><text:span text:style-name="T3"/></text:p>
      <text:p text:style-name="P5"><text:span text:style-name="T4">Motivated BSBA Marketing student with a strong foundation in consumer behavior, sales strategy, and promotional campaign support. Experienced in market research, branding initiatives, and coordinating customer</text:span><text:span text:style-name="T5"><text:s/></text:span><text:span text:style-name="T6">engagement</text:span><text:span text:style-name="T7"><text:s/></text:span><text:span text:style-name="T8">efforts.</text:span><text:span text:style-name="T9"><text:s/></text:span><text:span text:style-name="T10">Eager</text:span><text:span text:style-name="T11"><text:s/></text:span><text:span text:style-name="T12">to</text:span><text:span text:style-name="T13"><text:s/></text:span><text:span text:style-name="T14">expand</text:span><text:span text:style-name="T15"><text:s/></text:span><text:span text:style-name="T16">into</text:span><text:span text:style-name="T17"><text:s/></text:span><text:span text:style-name="T18">digital</text:span><text:span text:style-name="T19"><text:s/></text:span><text:span text:style-name="T20">tools</text:span><text:span text:style-name="T21"><text:s/></text:span><text:span text:style-name="T22">and analytics to enhance marketing effectiveness. Recently completed an</text:span><text:span text:style-name="T23"><text:s/></text:span><text:span text:style-name="T24">internship focused on handling documents and assisting in oganizing official records.</text:span></text:p>
      <text:p text:style-name="P6"><text:span text:style-name="T25"/></text:p>
      <text:p text:style-name="P7"><text:span text:style-name="T26">Education</text:span><text:span text:style-name="T27"/></text:p>
      <text:p text:style-name="P8"><text:span text:style-name="T28">Bachelor</text:span><text:span text:style-name="T29"><text:s/></text:span><text:span text:style-name="T30">of</text:span><text:span text:style-name="T31"><text:s/></text:span><text:span text:style-name="T32">Science</text:span><text:span text:style-name="T33"><text:s/></text:span><text:span text:style-name="T34">in</text:span><text:span text:style-name="T35"><text:s/></text:span><text:span text:style-name="T36">Business</text:span><text:span text:style-name="T37"><text:s/></text:span><text:span text:style-name="T38">Administration</text:span><text:span text:style-name="T39"><text:s/></text:span><text:span text:style-name="T40">major</text:span><text:span text:style-name="T41"><text:s/></text:span><text:span text:style-name="T42">in</text:span><text:span text:style-name="T43"><text:s/></text:span><text:span text:style-name="T44">Marketing<text:s/></text:span><text:span text:style-name="T45">Asia Technological of Science and Arts<text:s/></text:span><text:span text:style-name="T46">– Santa Rosa, Laguna<text:s/></text:span><text:span text:style-name="T47">Graduated: May 30, 2025</text:span></text:p>
      <text:p text:style-name="P9"><text:span text:style-name="T48"/></text:p>
      <text:p text:style-name="P10"><text:span text:style-name="T49">Administrative</text:span><text:span text:style-name="T50"><text:s/></text:span><text:span text:style-name="T51">Intern Santa Rosa City Hall</text:span></text:p>
      <text:p text:style-name="P11"><text:span text:style-name="T52">📅</text:span><text:span text:style-name="T53"><text:s/></text:span><text:span text:style-name="T54">Jan</text:span><text:span text:style-name="T55"><text:s/></text:span><text:span text:style-name="T56">16,</text:span><text:span text:style-name="T57"><text:s/></text:span><text:span text:style-name="T58">2025</text:span><text:span text:style-name="T59"><text:s/></text:span><text:span text:style-name="T60">–</text:span><text:span text:style-name="T61"><text:s/></text:span><text:span text:style-name="T62">May</text:span><text:span text:style-name="T63"><text:s/></text:span><text:span text:style-name="T64">21,</text:span><text:span text:style-name="T65"><text:s/></text:span><text:span text:style-name="T66">2025</text:span><text:span text:style-name="T67"/></text:p>
      <text:p text:style-name="P12"><text:span text:style-name="T67"/></text:p>
      <text:list text:style-name="L13">
        <text:list-item>
          <text:p text:style-name="P13"><text:span text:style-name="T67">Handled</text:span><text:span text:style-name="T68"><text:s/></text:span><text:span text:style-name="T69">incoming</text:span><text:span text:style-name="T70"><text:s/></text:span><text:span text:style-name="T71">documents</text:span><text:span text:style-name="T72"><text:s/></text:span><text:span text:style-name="T73">and</text:span><text:span text:style-name="T74"><text:s/></text:span><text:span text:style-name="T75">assisted</text:span><text:span text:style-name="T76"><text:s/></text:span><text:span text:style-name="T77">in</text:span><text:span text:style-name="T78"><text:s/></text:span><text:span text:style-name="T79">organizing</text:span><text:span text:style-name="T80"><text:s/></text:span><text:span text:style-name="T81">official</text:span><text:span text:style-name="T82"><text:s/></text:span><text:span text:style-name="T83">records.</text:span><text:span text:style-name="T84"/></text:p>
        </text:list-item>
      </text:list>
      <text:p text:style-name="P14"><text:span text:style-name="T84"/></text:p>
      <text:list text:style-name="L15">
        <text:list-item>
          <text:p text:style-name="P15"><text:span text:style-name="T84">Performed</text:span><text:span text:style-name="T85"><text:s/></text:span><text:span text:style-name="T86">data</text:span><text:span text:style-name="T87"><text:s/></text:span><text:span text:style-name="T88">encoding</text:span><text:span text:style-name="T89"><text:s/></text:span><text:span text:style-name="T90">tasks</text:span><text:span text:style-name="T91"><text:s/></text:span><text:span text:style-name="T92">using</text:span><text:span text:style-name="T93"><text:s/></text:span><text:span text:style-name="T94">Microsoft</text:span><text:span text:style-name="T95"><text:s/></text:span><text:span text:style-name="T96">Excel</text:span><text:span text:style-name="T97"><text:s/></text:span><text:span text:style-name="T98">with</text:span><text:span text:style-name="T99"><text:s/></text:span><text:span text:style-name="T100">attention</text:span><text:span text:style-name="T101"><text:s/></text:span><text:span text:style-name="T102">to</text:span><text:span text:style-name="T103"><text:s/></text:span><text:span text:style-name="T104">accuracy.</text:span><text:span text:style-name="T105"/></text:p>
        </text:list-item>
      </text:list>
      <text:p text:style-name="P16"><text:span text:style-name="T105"/></text:p>
      <text:list text:style-name="L17">
        <text:list-item>
          <text:p text:style-name="P17"><text:span text:style-name="T105">Acted</text:span><text:span text:style-name="T106"><text:s/></text:span><text:span text:style-name="T107">as</text:span><text:span text:style-name="T108"><text:s/></text:span><text:span text:style-name="T109">a</text:span><text:span text:style-name="T110"><text:s/></text:span><text:span text:style-name="T111">front-line</text:span><text:span text:style-name="T112"><text:s/></text:span><text:span text:style-name="T113">receiver</text:span><text:span text:style-name="T114"><text:s/></text:span><text:span text:style-name="T115">of</text:span><text:span text:style-name="T116"><text:s/></text:span><text:span text:style-name="T117">public</text:span><text:span text:style-name="T118"><text:s/></text:span><text:span text:style-name="T119">documents</text:span><text:span text:style-name="T120"><text:s/></text:span><text:span text:style-name="T121">and</text:span><text:span text:style-name="T122"><text:s/></text:span><text:span text:style-name="T123">inquiries.</text:span><text:span text:style-name="T124"/></text:p>
        </text:list-item>
      </text:list>
      <text:p text:style-name="P18"><text:span text:style-name="T124"/></text:p>
      <text:list text:style-name="L19">
        <text:list-item>
          <text:p text:style-name="P19"><text:span text:style-name="T124">Supported</text:span><text:span text:style-name="T125"><text:s/></text:span><text:span text:style-name="T126">office</text:span><text:span text:style-name="T127"><text:s/></text:span><text:span text:style-name="T128">staff</text:span><text:span text:style-name="T129"><text:s/></text:span><text:span text:style-name="T130">with</text:span><text:span text:style-name="T131"><text:s/></text:span><text:span text:style-name="T132">clerical</text:span><text:span text:style-name="T133"><text:s/></text:span><text:span text:style-name="T134">and</text:span><text:span text:style-name="T135"><text:s/></text:span><text:span text:style-name="T136">administrative</text:span><text:span text:style-name="T137"><text:s/></text:span><text:span text:style-name="T138">duties.</text:span><text:span text:style-name="T139"/></text:p>
        </text:list-item>
      </text:list>
      <text:p text:style-name="P20"><text:span text:style-name="T140"/></text:p>
      <text:p text:style-name="P21"><text:span text:style-name="T141">Research</text:span><text:span text:style-name="T142"><text:s/></text:span><text:span text:style-name="T143">Experience</text:span><text:span text:style-name="T144"/></text:p>
      <text:p text:style-name="P22"><text:span text:style-name="T145">“Navigating</text:span><text:span text:style-name="T146"><text:s/></text:span><text:span text:style-name="T147">Challenges,</text:span><text:span text:style-name="T148"><text:s/></text:span><text:span text:style-name="T149">Seizing</text:span><text:span text:style-name="T150"><text:s/></text:span><text:span text:style-name="T151">Opportunities:</text:span><text:span text:style-name="T152"><text:s/></text:span><text:span text:style-name="T153">Young</text:span><text:span text:style-name="T154"><text:s/></text:span><text:span text:style-name="T155">Entrepreneurs’</text:span><text:span text:style-name="T156"><text:s/></text:span><text:span text:style-name="T157">Journey</text:span><text:span text:style-name="T158"><text:s/></text:span><text:span text:style-name="T159">Toward Sustainable Business”</text:span></text:p>
      <text:list text:style-name="L23">
        <text:list-item>
          <text:p text:style-name="P23"><text:span text:style-name="T160">Conducted</text:span><text:span text:style-name="T161"><text:s/></text:span><text:span text:style-name="T162">in-depth</text:span><text:span text:style-name="T163"><text:s/></text:span><text:span text:style-name="T164">research</text:span><text:span text:style-name="T165"><text:s/></text:span><text:span text:style-name="T166">on</text:span><text:span text:style-name="T167"><text:s/></text:span><text:span text:style-name="T168">the</text:span><text:span text:style-name="T169"><text:s/></text:span><text:span text:style-name="T170">experiences</text:span><text:span text:style-name="T171"><text:s/></text:span><text:span text:style-name="T172">of</text:span><text:span text:style-name="T173"><text:s/></text:span><text:span text:style-name="T174">young</text:span><text:span text:style-name="T175"><text:s/></text:span><text:span text:style-name="T176">entrepreneurs</text:span><text:span text:style-name="T177"><text:s/></text:span><text:span text:style-name="T178">and</text:span><text:span text:style-name="T179"><text:s/></text:span><text:span text:style-name="T180">their strategies for building sustainable businesses.</text:span></text:p>
        </text:list-item>
      </text:list>
      <text:p text:style-name="P24"><text:span text:style-name="T180"/></text:p>
      <text:list text:style-name="L25">
        <text:list-item>
          <text:p text:style-name="P25"><text:span text:style-name="T180">Collected</text:span><text:span text:style-name="T181"><text:s/></text:span><text:span text:style-name="T182">and</text:span><text:span text:style-name="T183"><text:s/></text:span><text:span text:style-name="T184">analyzed</text:span><text:span text:style-name="T185"><text:s/></text:span><text:span text:style-name="T186">qualitative</text:span><text:span text:style-name="T187"><text:s/></text:span><text:span text:style-name="T188">data</text:span><text:span text:style-name="T189"><text:s/></text:span><text:span text:style-name="T190">through</text:span><text:span text:style-name="T191"><text:s/></text:span><text:span text:style-name="T192">surveys</text:span><text:span text:style-name="T193"><text:s/></text:span><text:span text:style-name="T194">and</text:span><text:span text:style-name="T195"><text:s/></text:span><text:span text:style-name="T196">interviews.</text:span><text:span text:style-name="T197"/></text:p>
        </text:list-item>
      </text:list>
      <text:p text:style-name="P26"><text:span text:style-name="T197"/></text:p>
      <text:list text:style-name="L27">
        <text:list-item>
          <text:p text:style-name="P27"><text:span text:style-name="T197">Identified</text:span><text:span text:style-name="T198"><text:s/></text:span><text:span text:style-name="T199">key</text:span><text:span text:style-name="T200"><text:s/></text:span><text:span text:style-name="T201">challenges</text:span><text:span text:style-name="T202"><text:s/></text:span><text:span text:style-name="T203">and</text:span><text:span text:style-name="T204"><text:s/></text:span><text:span text:style-name="T205">opportunities</text:span><text:span text:style-name="T206"><text:s/></text:span><text:span text:style-name="T207">faced</text:span><text:span text:style-name="T208"><text:s/></text:span><text:span text:style-name="T209">by</text:span><text:span text:style-name="T210"><text:s/></text:span><text:span text:style-name="T211">youth-led</text:span><text:span text:style-name="T212"><text:s/></text:span><text:span text:style-name="T213">ventures</text:span><text:span text:style-name="T214"><text:s/></text:span><text:span text:style-name="T215">in</text:span><text:span text:style-name="T216"><text:s/></text:span><text:span text:style-name="T217">today’s business landscape.</text:span></text:p>
        </text:list-item>
      </text:list>
      <text:p text:style-name="P28"><text:span text:style-name="T217"/></text:p>
      <text:list text:style-name="L29">
        <text:list-item>
          <text:p text:style-name="P29"><text:span text:style-name="T217">Collaborated</text:span><text:span text:style-name="T218"><text:s/></text:span><text:span text:style-name="T219">with</text:span><text:span text:style-name="T220"><text:s/></text:span><text:span text:style-name="T221">a</text:span><text:span text:style-name="T222"><text:s/></text:span><text:span text:style-name="T223">team</text:span><text:span text:style-name="T224"><text:s/></text:span><text:span text:style-name="T225">to</text:span><text:span text:style-name="T226"><text:s/></text:span><text:span text:style-name="T227">present</text:span><text:span text:style-name="T228"><text:s/></text:span><text:span text:style-name="T229">findings</text:span><text:span text:style-name="T230"><text:s/></text:span><text:span text:style-name="T231">and</text:span><text:span text:style-name="T232"><text:s/></text:span><text:span text:style-name="T233">propose</text:span><text:span text:style-name="T234"><text:s/></text:span><text:span text:style-name="T235">actionable</text:span><text:span text:style-name="T236"><text:s/></text:span><text:span text:style-name="T237">recommendations to support aspiring entrepreneurs.</text:span></text:p>
        </text:list-item>
      </text:list>
      <text:p text:style-name="P30"><text:span text:style-name="T237"/></text:p>
      <text:list text:style-name="L31">
        <text:list-item>
          <text:p text:style-name="P31"><text:span text:style-name="T237">Focused</text:span><text:span text:style-name="T238"><text:s/></text:span><text:span text:style-name="T239">on</text:span><text:span text:style-name="T240"><text:s/></text:span><text:span text:style-name="T241">areas</text:span><text:span text:style-name="T242"><text:s/></text:span><text:span text:style-name="T243">such</text:span><text:span text:style-name="T244"><text:s/></text:span><text:span text:style-name="T245">as</text:span><text:span text:style-name="T246"><text:s/></text:span><text:span text:style-name="T247">marketing</text:span><text:span text:style-name="T248"><text:s/></text:span><text:span text:style-name="T249">strategy,</text:span><text:span text:style-name="T250"><text:s/></text:span><text:span text:style-name="T251">business</text:span><text:span text:style-name="T252"><text:s/></text:span><text:span text:style-name="T253">resilience,</text:span><text:span text:style-name="T254"><text:s/></text:span><text:span text:style-name="T255">innovation,</text:span><text:span text:style-name="T256"><text:s/></text:span><text:span text:style-name="T257">and sustainability practices.</text:span><text:span text:style-name="T258"/></text:p>
        </text:list-item>
      </text:list>
      <text:p text:style-name="P32"><text:span text:style-name="T259"/></text:p>
      <text:p text:style-name="P33"><text:span text:style-name="T260">Skills</text:span><text:span text:style-name="T261"/></text:p>
      <text:list text:style-name="L34">
        <text:list-item>
          <text:p text:style-name="P34"><text:span text:style-name="T262">Marketing</text:span><text:span text:style-name="T263"><text:s/></text:span><text:span text:style-name="T264">&amp;</text:span><text:span text:style-name="T265"><text:s/></text:span><text:span text:style-name="T266">Business</text:span><text:span text:style-name="T267"><text:s/></text:span><text:span text:style-name="T268">Skills:</text:span><text:span text:style-name="T269"/></text:p>
        </text:list-item>
      </text:list>
      <text:p text:style-name="P35"><text:span text:style-name="T269"/></text:p>
      <text:list text:style-name="L36">
        <text:list-item>
          <text:p text:style-name="P36"><text:span text:style-name="T269">Market</text:span><text:span text:style-name="T270"><text:s/></text:span><text:span text:style-name="T271">Research</text:span><text:span text:style-name="T272"><text:s/></text:span><text:span text:style-name="T273">&amp;</text:span><text:span text:style-name="T274"><text:s/></text:span><text:span text:style-name="T275">Analysis</text:span><text:span text:style-name="T276"/></text:p>
        </text:list-item>
      </text:list>
      <text:p text:style-name="P37"><text:span text:style-name="T276"/></text:p>
      <text:list text:style-name="L38">
        <text:list-item>
          <text:p text:style-name="P38"><text:span text:style-name="T276">Promotional</text:span><text:span text:style-name="T277"><text:s/></text:span><text:span text:style-name="T278">Campaign</text:span><text:span text:style-name="T279"><text:s/></text:span><text:span text:style-name="T280">Planning</text:span><text:span text:style-name="T281"/></text:p>
        </text:list-item>
      </text:list>
      <text:p text:style-name="P39"><text:span text:style-name="T281"/></text:p>
      <text:list text:style-name="L40">
        <text:list-item>
          <text:p text:style-name="P40"><text:span text:style-name="T281">Customer</text:span><text:span text:style-name="T282"><text:s/></text:span><text:span text:style-name="T283">Relationship</text:span><text:span text:style-name="T284"><text:s/></text:span><text:span text:style-name="T285">Management</text:span><text:span text:style-name="T286"/></text:p>
        </text:list-item>
      </text:list>
      <text:p text:style-name="P41"><text:span text:style-name="T286"/></text:p>
      <text:list text:style-name="L42">
        <text:list-item>
          <text:p text:style-name="P42"><text:span text:style-name="T286">Brand</text:span><text:span text:style-name="T287"><text:s/></text:span><text:span text:style-name="T288">Strategy</text:span><text:span text:style-name="T289"><text:s/></text:span><text:span text:style-name="T290">Support</text:span><text:span text:style-name="T291"/></text:p>
        </text:list-item>
      </text:list>
      <text:p text:style-name="P43"><text:span text:style-name="T291"/></text:p>
      <text:list text:style-name="L44">
        <text:list-item>
          <text:p text:style-name="P44"><text:span text:style-name="T291">Business</text:span><text:span text:style-name="T292"><text:s/></text:span><text:span text:style-name="T293">Communication</text:span><text:span text:style-name="T294"/></text:p>
        </text:list-item>
      </text:list>
      <text:p text:style-name="P45"><text:span text:style-name="T295"/></text:p>
      <text:p text:style-name="P46"><text:span text:style-name="T296">Soft</text:span><text:span text:style-name="T297"><text:s/></text:span><text:span text:style-name="T298">Skills</text:span><text:span text:style-name="T299"/></text:p>
      <text:list text:style-name="L47">
        <text:list-item>
          <text:p text:style-name="P47"><text:span text:style-name="T300">Analytical</text:span><text:span text:style-name="T301"><text:s/></text:span><text:span text:style-name="T302">and</text:span><text:span text:style-name="T303"><text:s/></text:span><text:span text:style-name="T304">detail-</text:span><text:span text:style-name="T305">oriented</text:span><text:span text:style-name="T306"/></text:p>
        </text:list-item>
      </text:list>
      <text:p text:style-name="P48"><text:span text:style-name="T306"/></text:p>
      <text:list text:style-name="L49">
        <text:list-item>
          <text:p text:style-name="P49"><text:span text:style-name="T306">Collaborative</text:span><text:span text:style-name="T307"><text:s/></text:span><text:span text:style-name="T308">and</text:span><text:span text:style-name="T309"><text:s/></text:span><text:span text:style-name="T310">proactive</text:span><text:span text:style-name="T311"><text:s/></text:span><text:span text:style-name="T312">team</text:span><text:span text:style-name="T313"><text:s/></text:span><text:span text:style-name="T314">member</text:span><text:span text:style-name="T315"/></text:p>
        </text:list-item>
      </text:list>
      <text:p text:style-name="P50"><text:span text:style-name="T315"/></text:p>
      <text:list text:style-name="L51">
        <text:list-item>
          <text:p text:style-name="P51"><text:span text:style-name="T315">Adaptable</text:span><text:span text:style-name="T316"><text:s/></text:span><text:span text:style-name="T317">and</text:span><text:span text:style-name="T318"><text:s/></text:span><text:span text:style-name="T319">fast</text:span><text:span text:style-name="T320"><text:s/></text:span><text:span text:style-name="T321">learner</text:span><text:span text:style-name="T322"/></text:p>
        </text:list-item>
      </text:list>
      <text:p text:style-name="P52"><text:span text:style-name="T322"/></text:p>
      <text:list text:style-name="L53">
        <text:list-item>
          <text:p text:style-name="P53"><text:span text:style-name="T322">Strong</text:span><text:span text:style-name="T323"><text:s/></text:span><text:span text:style-name="T324">written</text:span><text:span text:style-name="T325"><text:s/></text:span><text:span text:style-name="T326">and</text:span><text:span text:style-name="T327"><text:s/></text:span><text:span text:style-name="T328">verbal</text:span><text:span text:style-name="T329"><text:s/></text:span><text:span text:style-name="T330">communicator</text:span><text:span text:style-name="T33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